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NewRoman" svg:font-family="TimesNewRoman"/>
    <style:font-face style:name="Yu Gothic" svg:font-family="'Yu Gothic'" style:font-family-generic="system" style:font-pitch="variable"/>
    <style:font-face style:name="Yu Mincho" svg:font-family="'Yu Mincho'" style:font-family-generic="roman" style:font-pitch="variable"/>
    <style:font-face style:name="Yu Mincho1" svg:font-family="'Yu Mincho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4.18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291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682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01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solid" svg:stroke-width="0.035cm" svg:stroke-color="#888888" draw:stroke-linejoin="miter" svg:stroke-linecap="butt" draw:fill="none" fo:padding-top="0.017cm" fo:padding-bottom="0.017cm" fo:padding-left="0.017cm" fo:padding-right="0.017cm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798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729cm" fo:min-width="8.566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448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169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3.877cm" fo:min-width="18.54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005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87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397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472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947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891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845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921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5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119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322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004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491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853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385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962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321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568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563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8pt" style:font-size-asian="18pt" style:font-size-complex="18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</style:style>
    <style:style style:name="P5" style:family="paragraph">
      <loext:graphic-properties draw:fill="none"/>
      <style:text-properties fo:font-size="11pt" style:font-size-asian="11pt" style:font-size-complex="11pt"/>
    </style:style>
    <style:style style:name="P6" style:family="paragraph">
      <style:paragraph-properties fo:margin-top="0.42cm" fo:margin-bottom="0.35cm" fo:text-align="start" style:writing-mode="lr-tb"/>
      <style:text-properties fo:font-size="10pt" style:font-size-asian="10pt" style:font-size-complex="10pt"/>
    </style:style>
    <style:style style:name="T1" style:family="text">
      <style:text-properties fo:color="#000000" loext:opacity="100%" style:font-name="TimesNewRoman" fo:font-size="18pt" fo:font-weight="normal" style:font-name-asian="TimesNewRoman" style:font-size-asian="18pt" style:font-weight-asian="normal" style:font-name-complex="TimesNewRoman" style:font-size-complex="18pt" style:font-weight-complex="normal"/>
    </style:style>
    <style:style style:name="T2" style:family="text">
      <style:text-properties fo:color="#000000" loext:opacity="100%" style:font-name="TimesNewRoman" fo:font-size="12pt" fo:font-weight="normal" style:font-name-asian="TimesNewRoman" style:font-size-asian="12pt" style:font-weight-asian="normal" style:font-name-complex="TimesNewRoman" style:font-size-complex="12pt" style:font-weight-complex="normal"/>
    </style:style>
    <style:style style:name="T3" style:family="text">
      <style:text-properties fo:color="#000000" loext:opacity="100%" style:font-name="TimesNewRoman" fo:font-size="11pt" fo:font-weight="normal" style:font-name-asian="TimesNewRoman" style:font-size-asian="11pt" style:font-weight-asian="normal" style:font-name-complex="TimesNewRoman" style:font-size-complex="11pt" style:font-weight-complex="normal"/>
    </style:style>
    <style:style style:name="T4" style:family="text">
      <style:text-properties fo:color="#000000" loext:opacity="100%" style:font-name="TimesNewRoman" fo:font-size="10pt" fo:font-weight="normal" style:font-name-asian="TimesNewRoman" style:font-size-asian="10pt" style:font-weight-asian="normal" style:font-name-complex="TimesNewRoman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4.18cm" svg:height="0.704cm" svg:x="8.705cm" svg:y="1.297cm">
          <draw:text-box>
            <text:p text:style-name="P1"><text:span text:style-name="T1">Anthony Gerdes</text:span></text:p>
          </draw:text-box>
        </draw:frame>
        <draw:frame draw:style-name="gr2" draw:text-style-name="P3" draw:layer="layout" svg:width="3.291cm" svg:height="0.471cm" svg:x="2.54cm" svg:y="2.128cm">
          <draw:text-box>
            <text:p text:style-name="P1"><text:span text:style-name="T2">2905 Feather Court</text:span></text:p>
          </draw:text-box>
        </draw:frame>
        <draw:frame draw:style-name="gr3" draw:text-style-name="P3" draw:layer="layout" svg:width="2.682cm" svg:height="0.471cm" svg:x="15.981cm" svg:y="2.128cm">
          <draw:text-box>
            <text:p text:style-name="P1"><text:span text:style-name="T2">(720)-815-5494</text:span></text:p>
          </draw:text-box>
        </draw:frame>
        <draw:frame draw:style-name="gr4" draw:text-style-name="P3" draw:layer="layout" svg:width="5.01cm" svg:height="0.471cm" svg:x="2.54cm" svg:y="2.688cm">
          <draw:text-box>
            <text:p text:style-name="P1"><text:span text:style-name="T2">Castle Rock Colorado, 80109</text:span></text:p>
          </draw:text-box>
        </draw:frame>
        <draw:line draw:style-name="gr5" draw:text-style-name="P4" draw:layer="layout" svg:x1="2.645cm" svg:y1="3.58cm" svg:x2="18.944cm" svg:y2="3.58cm">
          <text:p/>
        </draw:line>
        <draw:frame draw:style-name="gr6" draw:text-style-name="P3" draw:layer="layout" svg:width="4.798cm" svg:height="0.471cm" svg:x="13.653cm" svg:y="2.688cm">
          <draw:text-box>
            <text:p text:style-name="P1"><text:span text:style-name="T2">AnthonyGerdes@proton.me</text:span></text:p>
          </draw:text-box>
        </draw:frame>
        <draw:frame draw:style-name="gr7" draw:text-style-name="P5" draw:layer="layout" svg:width="8.566cm" svg:height="1.729cm" svg:x="2.54cm" svg:y="3.806cm">
          <draw:text-box>
            <text:p text:style-name="P1"><text:span text:style-name="T3">Hiring Manager, Castle Rock Government</text:span></text:p>
            <text:p text:style-name="P1"><text:span text:style-name="T3">TOWN OF CASTLE ROCK Careers and Employment</text:span></text:p>
            <text:p text:style-name="P1"><text:span text:style-name="T3">100 North Wilcox St</text:span></text:p>
            <text:p text:style-name="P1"><text:span text:style-name="T3">Castle Rock, Colorado, 80104</text:span></text:p>
          </draw:text-box>
        </draw:frame>
        <draw:frame draw:style-name="gr8" draw:text-style-name="P5" draw:layer="layout" svg:width="3.448cm" svg:height="0.433cm" svg:x="2.54cm" svg:y="6.371cm">
          <draw:text-box>
            <text:p text:style-name="P1"><text:span text:style-name="T3">Dear Hiring Manager,</text:span></text:p>
          </draw:text-box>
        </draw:frame>
        <draw:frame draw:style-name="gr9" draw:text-style-name="P5" draw:layer="layout" svg:width="16.169cm" svg:height="0.433cm" svg:x="2.54cm" svg:y="7.398cm">
          <draw:text-box>
            <text:p text:style-name="P1"><text:span text:style-name="T3">As a longtime Castle Rock resident and customer, I’m excited to be responding to your position posting</text:span></text:p>
          </draw:text-box>
        </draw:frame>
        <draw:frame draw:style-name="gr10" draw:text-style-name="P5" draw:layer="layout" svg:width="18.54cm" svg:height="3.877cm" svg:x="2.54cm" svg:y="7.911cm">
          <draw:text-box>
            <text:p text:style-name="P6"><text:span text:style-name="T4">for a Front Desk Manager at the Parks and Recreation Center. I’m particularly interested in the Castle Rock government,</text:span><text:span text:style-name="T4"><text:line-break/></text:span><text:span text:style-name="T4">as it’s an opportunity to give back to the place where I live, and serving the people is a passion of mine. </text:span></text:p>
            <text:p text:style-name="P6"><text:span text:style-name="T3">I have lived in Castle Rock since 2013, and I have grown to love this place in which I live. The government </text:span><text:span text:style-name="T3"><text:line-break/></text:span><text:span text:style-name="T3">workers I have interacted with have always been incredibly helpful, and known exactly where to send me for any</text:span><text:span text:style-name="T3"><text:line-break/></text:span><text:span text:style-name="T3">number of things that I have called asking about, whether it be full dog waste trash-bins, potholes, or event dates. </text:span><text:span text:style-name="T3"><text:line-break/></text:span><text:span text:style-name="T3">Working in the government would be a highly fulfilling position for me as a Front Desk Manager, as I would</text:span><text:span text:style-name="T3"><text:line-break/></text:span><text:span text:style-name="T3">have the exciting opportunity of ensuring that the government is clean and well polished, so that anyone coming to</text:span><text:span text:style-name="T3"><text:line-break/></text:span><text:span text:style-name="T3">the building has the exquisite experiences that I have always had.</text:span></text:p>
          </draw:text-box>
        </draw:frame>
        <draw:frame draw:style-name="gr11" draw:text-style-name="P5" draw:layer="layout" svg:width="6.005cm" svg:height="0.433cm" svg:x="2.54cm" svg:y="13.043cm">
          <draw:text-box>
            <text:p text:style-name="P1"><text:span text:style-name="T3">My main qualifications are as follows:</text:span></text:p>
          </draw:text-box>
        </draw:frame>
        <draw:frame draw:style-name="gr12" draw:text-style-name="P5" draw:layer="layout" svg:width="0.387cm" svg:height="0.433cm" svg:x="3.175cm" svg:y="13.556cm">
          <draw:text-box>
            <text:p text:style-name="P1"><text:span text:style-name="T3">-</text:span></text:p>
          </draw:text-box>
        </draw:frame>
        <draw:frame draw:style-name="gr13" draw:text-style-name="P5" draw:layer="layout" svg:width="3.397cm" svg:height="0.433cm" svg:x="3.81cm" svg:y="13.556cm">
          <draw:text-box>
            <text:p text:style-name="P1"><text:span text:style-name="T3">High School graduate</text:span></text:p>
          </draw:text-box>
        </draw:frame>
        <draw:frame draw:style-name="gr12" draw:text-style-name="P5" draw:layer="layout" svg:width="0.387cm" svg:height="0.433cm" svg:x="3.175cm" svg:y="14.069cm">
          <draw:text-box>
            <text:p text:style-name="P1"><text:span text:style-name="T3">-</text:span></text:p>
          </draw:text-box>
        </draw:frame>
        <draw:frame draw:style-name="gr14" draw:text-style-name="P5" draw:layer="layout" svg:width="9.472cm" svg:height="0.433cm" svg:x="3.81cm" svg:y="14.069cm">
          <draw:text-box>
            <text:p text:style-name="P1"><text:span text:style-name="T3">Well-practiced with written and verbal communication skills</text:span></text:p>
          </draw:text-box>
        </draw:frame>
        <draw:frame draw:style-name="gr12" draw:text-style-name="P5" draw:layer="layout" svg:width="0.387cm" svg:height="0.433cm" svg:x="3.175cm" svg:y="14.582cm">
          <draw:text-box>
            <text:p text:style-name="P1"><text:span text:style-name="T3">-</text:span></text:p>
          </draw:text-box>
        </draw:frame>
        <draw:frame draw:style-name="gr15" draw:text-style-name="P5" draw:layer="layout" svg:width="8.947cm" svg:height="0.433cm" svg:x="3.81cm" svg:y="14.582cm">
          <draw:text-box>
            <text:p text:style-name="P1"><text:span text:style-name="T3">Strong curiosity, and a desire to grow and gain new skills</text:span></text:p>
          </draw:text-box>
        </draw:frame>
        <draw:frame draw:style-name="gr16" draw:text-style-name="P5" draw:layer="layout" svg:width="14.891cm" svg:height="0.433cm" svg:x="3.175cm" svg:y="15.095cm">
          <draw:text-box>
            <text:p text:style-name="P1"><text:span text:style-name="T3">- <text:s text:c="4"/>Well-Practiced in Customer Services</text:span></text:p>
          </draw:text-box>
        </draw:frame>
        <draw:frame draw:style-name="gr12" draw:text-style-name="P5" draw:layer="layout" svg:width="0.387cm" svg:height="0.433cm" svg:x="3.175cm" svg:y="15.608cm">
          <draw:text-box>
            <text:p text:style-name="P1"><text:span text:style-name="T3">-</text:span></text:p>
          </draw:text-box>
        </draw:frame>
        <draw:frame draw:style-name="gr17" draw:text-style-name="P5" draw:layer="layout" svg:width="8.845cm" svg:height="0.433cm" svg:x="3.81cm" svg:y="15.608cm">
          <draw:text-box>
            <text:p text:style-name="P1"><text:span text:style-name="T3">Excellent with computers and computer problem solving</text:span></text:p>
          </draw:text-box>
        </draw:frame>
        <draw:frame draw:style-name="gr12" draw:text-style-name="P5" draw:layer="layout" svg:width="0.387cm" svg:height="0.433cm" svg:x="3.175cm" svg:y="16.122cm">
          <draw:text-box>
            <text:p text:style-name="P1"><text:span text:style-name="T3">-</text:span></text:p>
          </draw:text-box>
        </draw:frame>
        <draw:frame draw:style-name="gr18" draw:text-style-name="P5" draw:layer="layout" svg:width="4.921cm" svg:height="0.433cm" svg:x="3.81cm" svg:y="16.122cm">
          <draw:text-box>
            <text:p text:style-name="P1"><text:span text:style-name="T3">Passionate about helping others</text:span></text:p>
          </draw:text-box>
        </draw:frame>
        <draw:frame draw:style-name="gr19" draw:text-style-name="P5" draw:layer="layout" svg:width="15.5cm" svg:height="0.433cm" svg:x="2.54cm" svg:y="17.148cm">
          <draw:text-box>
            <text:p text:style-name="P1"><text:span text:style-name="T3">In addition to my qualifications for this position, I believe that my problem solving capabilities, my</text:span></text:p>
          </draw:text-box>
        </draw:frame>
        <draw:frame draw:style-name="gr20" draw:text-style-name="P5" draw:layer="layout" svg:width="15.119cm" svg:height="0.433cm" svg:x="2.54cm" svg:y="17.661cm">
          <draw:text-box>
            <text:p text:style-name="P1"><text:span text:style-name="T3">flexibility, and ability to learn new things make me an excellent candidate for this position. I was</text:span></text:p>
          </draw:text-box>
        </draw:frame>
        <draw:frame draw:style-name="gr21" draw:text-style-name="P5" draw:layer="layout" svg:width="16.322cm" svg:height="0.433cm" svg:x="2.54cm" svg:y="18.174cm">
          <draw:text-box>
            <text:p text:style-name="P1"><text:span text:style-name="T3">provided the opportunity to learn these skills from Grandmaster Han Won Lee, during my 4 years of in a</text:span></text:p>
          </draw:text-box>
        </draw:frame>
        <draw:frame draw:style-name="gr22" draw:text-style-name="P5" draw:layer="layout" svg:width="16.004cm" svg:height="0.433cm" svg:x="2.54cm" svg:y="18.687cm">
          <draw:text-box>
            <text:p text:style-name="P1"><text:span text:style-name="T3">discipline-based martial art, earning my 1st-degree black belt, and a lifelong appreciation of hard work</text:span></text:p>
          </draw:text-box>
        </draw:frame>
        <draw:frame draw:style-name="gr23" draw:text-style-name="P5" draw:layer="layout" svg:width="16.491cm" svg:height="0.433cm" svg:x="2.54cm" svg:y="19.2cm">
          <draw:text-box>
            <text:p text:style-name="P1"><text:span text:style-name="T3">and perseverance. These attributes would make me a powerful asset to any team, and I want to be on your</text:span></text:p>
          </draw:text-box>
        </draw:frame>
        <draw:frame draw:style-name="gr24" draw:text-style-name="P5" draw:layer="layout" svg:width="0.853cm" svg:height="0.433cm" svg:x="2.54cm" svg:y="19.714cm">
          <draw:text-box>
            <text:p text:style-name="P1"><text:span text:style-name="T3">team.</text:span></text:p>
          </draw:text-box>
        </draw:frame>
        <draw:frame draw:style-name="gr25" draw:text-style-name="P5" draw:layer="layout" svg:width="16.385cm" svg:height="0.433cm" svg:x="2.54cm" svg:y="20.74cm">
          <draw:text-box>
            <text:p text:style-name="P1"><text:span text:style-name="T3">Thank you for your time and consideration of my application process. Please don’t hesitate to contact me</text:span></text:p>
          </draw:text-box>
        </draw:frame>
        <draw:frame draw:style-name="gr26" draw:text-style-name="P5" draw:layer="layout" svg:width="15.962cm" svg:height="0.433cm" svg:x="2.54cm" svg:y="21.253cm">
          <draw:text-box>
            <text:p text:style-name="P1"><text:span text:style-name="T3">if you have any questions regarding my experience, qualifications, or any of my attached documents. I</text:span></text:p>
          </draw:text-box>
        </draw:frame>
        <draw:frame draw:style-name="gr27" draw:text-style-name="P5" draw:layer="layout" svg:width="7.321cm" svg:height="0.433cm" svg:x="2.54cm" svg:y="21.766cm">
          <draw:text-box>
            <text:p text:style-name="P1"><text:span text:style-name="T3">look forward to hearing from you in the future.</text:span></text:p>
          </draw:text-box>
        </draw:frame>
        <draw:frame draw:style-name="gr28" draw:text-style-name="P5" draw:layer="layout" svg:width="1.568cm" svg:height="0.433cm" svg:x="2.54cm" svg:y="22.793cm">
          <draw:text-box>
            <text:p text:style-name="P1"><text:span text:style-name="T3">Sincerely,</text:span></text:p>
          </draw:text-box>
        </draw:frame>
        <draw:frame draw:style-name="gr29" draw:text-style-name="P5" draw:layer="layout" svg:width="2.563cm" svg:height="0.433cm" svg:x="2.54cm" svg:y="23.819cm">
          <draw:text-box>
            <text:p text:style-name="P1"><text:span text:style-name="T3">Anthony Gerd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NewRoman" svg:font-family="TimesNewRoman"/>
    <style:font-face style:name="Yu Gothic" svg:font-family="'Yu Gothic'" style:font-family-generic="system" style:font-pitch="variable"/>
    <style:font-face style:name="Yu Mincho" svg:font-family="'Yu Mincho'" style:font-family-generic="roman" style:font-pitch="variable"/>
    <style:font-face style:name="Yu Mincho1" svg:font-family="'Yu Mincho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Yu Mincho" fo:font-size="24pt" fo:language="en" fo:country="US" style:font-name-asian="Yu Mincho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7-05T19:04:09.961000000</dc:date>
    <meta:editing-duration>PT43M38S</meta:editing-duration>
    <meta:editing-cycles>4</meta:editing-cycles>
    <meta:generator>LibreOffice/24.2.2.2$Windows_X86_64 LibreOffice_project/d56cc158d8a96260b836f100ef4b4ef25d6f1a01</meta:generator>
    <meta:print-date>2024-07-05T18:44:58.659000000</meta:print-date>
    <meta:printed-by>PDF files</meta:printed-by>
    <meta:document-statistic meta:object-count="33"/>
  </office:meta>
</office:document-meta>
</file>